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text-properties fo:font-style="normal" officeooo:rsid="00242b61" officeooo:paragraph-rsid="003dc09c" style:font-style-asian="normal" style:font-style-complex="normal"/>
    </style:style>
    <style:style style:name="P8" style:family="paragraph" style:parent-style-name="Text_20_body" style:list-style-name="">
      <style:paragraph-properties fo:text-align="justify" style:justify-single-word="false" fo:orphans="2" fo:hyphenation-ladder-count="no-limit">
        <style:tab-stops/>
      </style:paragraph-properties>
      <style:text-properties fo:font-style="normal" officeooo:paragraph-rsid="001faf9c" fo:hyphenate="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98a0"/>
    </style:style>
    <style:style style:name="P11" style:family="paragraph" style:parent-style-name="Text_20_body">
      <style:text-properties officeooo:rsid="001faf9c" officeooo:paragraph-rsid="001faf9c"/>
    </style:style>
    <style:style style:name="P12" style:family="paragraph" style:parent-style-name="Text_20_body">
      <style:text-properties officeooo:rsid="001faf9c" officeooo:paragraph-rsid="0023222d"/>
    </style:style>
    <style:style style:name="P13" style:family="paragraph" style:parent-style-name="Text_20_body">
      <style:text-properties officeooo:rsid="00202b3c" officeooo:paragraph-rsid="00202b3c"/>
    </style:style>
    <style:style style:name="P14" style:family="paragraph" style:parent-style-name="Text_20_body">
      <style:text-properties officeooo:rsid="00242b61"/>
    </style:style>
    <style:style style:name="P15" style:family="paragraph" style:parent-style-name="Text_20_body">
      <style:text-properties officeooo:rsid="0025252f" officeooo:paragraph-rsid="0025252f"/>
    </style:style>
    <style:style style:name="P16" style:family="paragraph" style:parent-style-name="Text_20_body">
      <style:text-properties officeooo:rsid="0025b252" officeooo:paragraph-rsid="0025b252"/>
    </style:style>
    <style:style style:name="P17" style:family="paragraph" style:parent-style-name="Text_20_body">
      <style:text-properties officeooo:rsid="00273d2d" officeooo:paragraph-rsid="00284b55"/>
    </style:style>
    <style:style style:name="P18" style:family="paragraph" style:parent-style-name="Text_20_body">
      <style:text-properties officeooo:rsid="00284b55" officeooo:paragraph-rsid="00284b55"/>
    </style:style>
    <style:style style:name="P19" style:family="paragraph" style:parent-style-name="Text_20_body">
      <style:text-properties officeooo:rsid="00284b55" officeooo:paragraph-rsid="002f98a0"/>
    </style:style>
    <style:style style:name="P20" style:family="paragraph" style:parent-style-name="Text_20_body">
      <style:text-properties officeooo:rsid="002a2433" officeooo:paragraph-rsid="002a2433"/>
    </style:style>
    <style:style style:name="P21" style:family="paragraph" style:parent-style-name="Text_20_body">
      <style:text-properties officeooo:rsid="002b997e" officeooo:paragraph-rsid="002b997e"/>
    </style:style>
    <style:style style:name="P22" style:family="paragraph" style:parent-style-name="Text_20_body">
      <style:text-properties officeooo:rsid="002c98b6" officeooo:paragraph-rsid="002c98b6"/>
    </style:style>
    <style:style style:name="P23" style:family="paragraph" style:parent-style-name="Text_20_body">
      <style:text-properties officeooo:rsid="002d417a" officeooo:paragraph-rsid="001d764e"/>
    </style:style>
    <style:style style:name="P24" style:family="paragraph" style:parent-style-name="Text_20_body">
      <style:text-properties officeooo:rsid="002f4490" officeooo:paragraph-rsid="003a93bc"/>
    </style:style>
    <style:style style:name="P25" style:family="paragraph" style:parent-style-name="Text_20_body">
      <style:text-properties officeooo:rsid="0033368e" officeooo:paragraph-rsid="0033368e"/>
    </style:style>
    <style:style style:name="P26" style:family="paragraph" style:parent-style-name="Text_20_body">
      <style:text-properties officeooo:rsid="0033368e" officeooo:paragraph-rsid="003a93bc"/>
    </style:style>
    <style:style style:name="P27" style:family="paragraph" style:parent-style-name="Text_20_body">
      <style:text-properties officeooo:rsid="0035dc1d" officeooo:paragraph-rsid="003697c3"/>
    </style:style>
    <style:style style:name="P28" style:family="paragraph" style:parent-style-name="Text_20_body">
      <style:text-properties officeooo:rsid="003697c3" officeooo:paragraph-rsid="003697c3"/>
    </style:style>
    <style:style style:name="P29" style:family="paragraph" style:parent-style-name="Text_20_body">
      <style:text-properties officeooo:rsid="003697c3" officeooo:paragraph-rsid="00395d53"/>
    </style:style>
    <style:style style:name="P30" style:family="paragraph" style:parent-style-name="Text_20_body">
      <style:text-properties officeooo:rsid="003697c3" officeooo:paragraph-rsid="003a93bc"/>
    </style:style>
    <style:style style:name="P31" style:family="paragraph" style:parent-style-name="Text_20_body">
      <style:text-properties officeooo:rsid="003697c3" officeooo:paragraph-rsid="00406d86"/>
    </style:style>
    <style:style style:name="P32" style:family="paragraph" style:parent-style-name="Heading_20_2">
      <style:text-properties officeooo:rsid="001964ed" officeooo:paragraph-rsid="001964ed"/>
    </style:style>
    <style:style style:name="P33" style:family="paragraph" style:parent-style-name="Heading_20_2">
      <style:text-properties officeooo:rsid="001d764e" officeooo:paragraph-rsid="001d764e"/>
    </style:style>
    <style:style style:name="P34" style:family="paragraph" style:parent-style-name="Heading_20_2">
      <style:text-properties officeooo:rsid="001d764e" officeooo:paragraph-rsid="003a93bc"/>
    </style:style>
    <style:style style:name="P35" style:family="paragraph" style:parent-style-name="Heading_20_2">
      <style:text-properties officeooo:paragraph-rsid="001d764e"/>
    </style:style>
    <style:style style:name="P36" style:family="paragraph" style:parent-style-name="Heading_20_2">
      <style:paragraph-properties fo:text-align="justify" style:justify-single-word="false"/>
      <style:text-properties officeooo:paragraph-rsid="001e3da0"/>
    </style:style>
    <style:style style:name="P37" style:family="paragraph" style:parent-style-name="Heading_20_2">
      <style:text-properties officeooo:rsid="0034ba4d" officeooo:paragraph-rsid="0034ba4d"/>
    </style:style>
    <style:style style:name="P38" style:family="paragraph" style:parent-style-name="Title" style:master-page-name="MP0">
      <style:paragraph-properties style:page-number="auto" fo:break-before="page"/>
      <style:text-properties officeooo:paragraph-rsid="00143648"/>
    </style:style>
    <style:style style:name="P39" style:family="paragraph" style:parent-style-name="Title">
      <style:paragraph-properties fo:break-before="page"/>
    </style:style>
    <style:style style:name="P40" style:family="paragraph" style:parent-style-name="Title" style:master-page-name="First_20_Page">
      <style:paragraph-properties style:page-number="auto"/>
    </style:style>
    <style:style style:name="P41" style:family="paragraph" style:parent-style-name="Heading_20_3">
      <style:text-properties fo:font-style="normal" style:text-underline-style="none" officeooo:rsid="001e3da0" officeooo:paragraph-rsid="001e3da0" style:font-style-asian="normal" style:font-style-complex="normal"/>
    </style:style>
    <style:style style:name="P42" style:family="paragraph" style:parent-style-name="Heading_20_3">
      <style:text-properties officeooo:rsid="001e3da0" officeooo:paragraph-rsid="001e3da0"/>
    </style:style>
    <style:style style:name="P43" style:family="paragraph" style:parent-style-name="Heading_20_3">
      <style:text-properties officeooo:rsid="00273d2d" officeooo:paragraph-rsid="00273d2d"/>
    </style:style>
    <style:style style:name="P44" style:family="paragraph" style:parent-style-name="Heading_20_3">
      <style:text-properties officeooo:rsid="002a2433"/>
    </style:style>
    <style:style style:name="P45" style:family="paragraph" style:parent-style-name="Heading_20_3">
      <style:text-properties officeooo:rsid="003697c3"/>
    </style:style>
    <style:style style:name="P46" style:family="paragraph" style:parent-style-name="Heading_20_3">
      <style:text-properties officeooo:paragraph-rsid="003c67df"/>
    </style:style>
    <style:style style:name="T1" style:family="text">
      <style:text-properties fo:color="#ff0000" fo:font-style="normal" style:font-style-asian="normal" style:font-style-complex="normal"/>
    </style:style>
    <style:style style:name="T2" style:family="text">
      <style:text-properties fo:color="#ff0000" officeooo:rsid="00395d53"/>
    </style:style>
    <style:style style:name="T3" style:family="text">
      <style:text-properties style:text-position="super 67%" fo:font-style="normal" style:font-style-asian="normal" style:font-style-complex="normal"/>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00b3671" style:font-style-asian="normal" style:font-style-complex="normal"/>
    </style:style>
    <style:style style:name="T7" style:family="text">
      <style:text-properties style:use-window-font-color="true" fo:font-style="normal" officeooo:rsid="0017ba14" style:font-style-asian="normal" style:font-style-complex="normal"/>
    </style:style>
    <style:style style:name="T8" style:family="text">
      <style:text-properties style:use-window-font-color="true" officeooo:rsid="00395d53"/>
    </style:style>
    <style:style style:name="T9"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2f98a0" style:font-style-asian="normal" style:font-style-complex="normal"/>
    </style:style>
    <style:style style:name="T12" style:family="text">
      <style:text-properties fo:font-style="normal" officeooo:rsid="003185f6" style:font-style-asian="normal" style:font-style-complex="normal"/>
    </style:style>
    <style:style style:name="T13" style:family="text">
      <style:text-properties fo:font-style="normal" officeooo:rsid="003c67df"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202b3c" style:font-style-asian="normal" style:font-style-complex="normal"/>
    </style:style>
    <style:style style:name="T16" style:family="text">
      <style:text-properties fo:font-style="normal" style:text-underline-style="none" officeooo:rsid="001e3da0" style:font-style-asian="normal" style:font-style-complex="normal"/>
    </style:style>
    <style:style style:name="T17" style:family="text">
      <style:text-properties officeooo:rsid="0013cef7"/>
    </style:style>
    <style:style style:name="T18" style:family="text">
      <style:text-properties officeooo:rsid="00143648"/>
    </style:style>
    <style:style style:name="T19" style:family="text">
      <style:text-properties officeooo:rsid="001964ed"/>
    </style:style>
    <style:style style:name="T20" style:family="text">
      <style:text-properties fo:font-style="italic" style:font-style-asian="italic" style:font-style-complex="italic"/>
    </style:style>
    <style:style style:name="T21" style:family="text">
      <style:text-properties fo:font-style="italic" officeooo:rsid="0025252f" style:font-style-asian="italic" style:font-style-complex="italic"/>
    </style:style>
    <style:style style:name="T22" style:family="text">
      <style:text-properties fo:font-style="italic" officeooo:rsid="002f98a0" style:font-style-asian="italic" style:font-style-complex="italic"/>
    </style:style>
    <style:style style:name="T23" style:family="text">
      <style:text-properties fo:font-style="italic" officeooo:rsid="003185f6" style:font-style-asian="italic" style:font-style-complex="italic"/>
    </style:style>
    <style:style style:name="T24" style:family="text">
      <style:text-properties fo:font-style="italic" officeooo:rsid="003c67df" style:font-style-asian="italic" style:font-style-complex="italic"/>
    </style:style>
    <style:style style:name="T25" style:family="text">
      <style:text-properties fo:font-style="italic" style:text-underline-style="none" officeooo:rsid="00202b3c" style:font-style-asian="italic" style:font-style-complex="italic"/>
    </style:style>
    <style:style style:name="T26" style:family="text">
      <style:text-properties officeooo:rsid="001cc936"/>
    </style:style>
    <style:style style:name="T27" style:family="text">
      <style:text-properties officeooo:rsid="001d764e"/>
    </style:style>
    <style:style style:name="T28" style:family="text">
      <style:text-properties officeooo:rsid="001e3da0"/>
    </style:style>
    <style:style style:name="T29" style:family="text">
      <style:text-properties officeooo:rsid="001faf9c"/>
    </style:style>
    <style:style style:name="T30" style:family="text">
      <style:text-properties fo:color="#252525" style:font-name="Georgia" fo:font-size="10.5pt" fo:letter-spacing="normal" style:text-underline-style="none" fo:font-weight="normal" style:font-style-asian="normal" style:font-style-complex="normal"/>
    </style:style>
    <style:style style:name="T31" style:family="text">
      <style:text-properties style:text-underline-style="none" officeooo:rsid="001964ed" style:font-style-asian="normal" style:font-style-complex="normal"/>
    </style:style>
    <style:style style:name="T32" style:family="text">
      <style:text-properties style:text-underline-style="none" officeooo:rsid="001faf9c" style:font-style-asian="normal" style:font-style-complex="normal"/>
    </style:style>
    <style:style style:name="T33" style:family="text">
      <style:text-properties style:text-underline-style="none" officeooo:rsid="00202b3c" style:font-style-asian="normal" style:font-style-complex="normal"/>
    </style:style>
    <style:style style:name="T34" style:family="text">
      <style:text-properties officeooo:rsid="00202b3c"/>
    </style:style>
    <style:style style:name="T35" style:family="text">
      <style:text-properties officeooo:rsid="00204c33"/>
    </style:style>
    <style:style style:name="T36" style:family="text">
      <style:text-properties officeooo:rsid="0021a71c"/>
    </style:style>
    <style:style style:name="T37" style:family="text">
      <style:text-properties officeooo:rsid="0023222d"/>
    </style:style>
    <style:style style:name="T38" style:family="text">
      <style:text-properties officeooo:rsid="0025252f"/>
    </style:style>
    <style:style style:name="T39" style:family="text">
      <style:text-properties officeooo:rsid="00284b55"/>
    </style:style>
    <style:style style:name="T40" style:family="text">
      <style:text-properties officeooo:rsid="002ed332"/>
    </style:style>
    <style:style style:name="T41" style:family="text">
      <style:text-properties officeooo:rsid="002f98a0"/>
    </style:style>
    <style:style style:name="T42" style:family="text">
      <style:text-properties officeooo:rsid="003185f6"/>
    </style:style>
    <style:style style:name="T43" style:family="text">
      <style:text-properties officeooo:rsid="0034ba4d"/>
    </style:style>
    <style:style style:name="T44" style:family="text">
      <style:text-properties officeooo:rsid="003697c3"/>
    </style:style>
    <style:style style:name="T45" style:family="text">
      <style:text-properties officeooo:rsid="00379db1"/>
    </style:style>
    <style:style style:name="T46" style:family="text">
      <style:text-properties officeooo:rsid="00395d53"/>
    </style:style>
    <style:style style:name="T47" style:family="text">
      <style:text-properties officeooo:rsid="003a778b"/>
    </style:style>
    <style:style style:name="T48" style:family="text">
      <style:text-properties officeooo:rsid="003a93bc"/>
    </style:style>
    <style:style style:name="T49" style:family="text">
      <style:text-properties officeooo:rsid="003c67df"/>
    </style:style>
    <style:style style:name="T50" style:family="text">
      <style:text-properties officeooo:rsid="003eed90"/>
    </style:style>
    <style:style style:name="T51" style:family="text">
      <style:text-properties officeooo:rsid="00406d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8">Pi-Kart</text:span></text:p>
      <text:p text:style-name="Title"/>
      <text:p text:style-name="P39"><text:span text:style-name="T18">I</text:span>ntroduction.</text:p>
      <text:p text:style-name="P1"><text:span text:style-name="T5">7 milliard</text:span><text:span text:style-name="T7">s</text:span><text:span text:style-name="T5"> de personnes </text:span><text:span text:style-name="Police_20_par_20_défaut"><text:span text:style-name="T5">dans le monde et</text:span></text:span><text:span text:style-name="Police_20_par_20_défaut"><text:span text:style-name="T1"> </text:span></text:span><text:span text:style-name="T10">1 milliard de véhicules !</text:span></text:p>
      <text:p text:style-name="P10"><text:span text:style-name="T10">En 1668, Ferdinand VERBIEST fabrique </text:span><text:span text:style-name="Police_20_par_20_défaut"><text:span text:style-name="T5">l’ancêtre de ce qu’on appelle aujourd’hui « la voiture » :</text:span></text:span><text:span text:style-name="Police_20_par_20_défaut"><text:span text:style-name="T1"> </text:span></text:span><text:span text:style-name="T10">un véhicule automobile, considéré davantage comme un jouet, qui est équipé d’une roue à aubes, d’engrenages et de petites roues. </text:span></text:p>
      <text:p text:style-name="P1"><text:span text:style-name="T10">Évoluer et progresser est dans la nature de l'homme </text:span><text:span text:style-name="Police_20_par_20_défaut"><text:span text:style-name="T5">ce qui explique la</text:span></text:span><text:span text:style-name="T10"> révolution des transports du 20</text:span><text:span text:style-name="Police_20_par_20_défaut"><text:span text:style-name="T3">ème</text:span></text:span><text:span text:style-name="T10"> siècle</text:span><text:span text:style-name="Police_20_par_20_défaut"><text:span text:style-name="T1">. </text:span></text:span><text:span text:style-name="Police_20_par_20_défaut"><text:span text:style-name="T5">L</text:span></text:span><text:span text:style-name="T5">'automobile</text:span><text:span text:style-name="T10">, </text:span><text:span text:style-name="Police_20_par_20_défaut"><text:span text:style-name="T5">véhicule à moteur permettant de transporter des personnes ou des choses,</text:span></text:span><text:span text:style-name="Police_20_par_20_défaut"><text:span text:style-name="T1"> </text:span></text:span><text:span text:style-name="T10">s'est</text:span><text:span text:style-name="T5"> </text:span><text:span text:style-name="Police_20_par_20_défaut"><text:span text:style-name="T5">alors</text:span></text:span><text:span text:style-name="T5"> rapidement imposée comme le principal </text:span><text:span text:style-name="Police_20_par_20_défaut"><text:span text:style-name="T5">moyen</text:span></text:span><text:span text:style-name="T5"> de déplacement dans les grandes agglomérations des pays occidentaux. Ainsi, </text:span><text:span text:style-name="Police_20_par_20_défaut"><text:span text:style-name="T5">depuis sa création</text:span></text:span><text:span text:style-name="T5">, le moyen de déplacement prédominant c'est la voiture !</text:span></text:p>
      <text:p text:style-name="P1"><text:span text:style-name="Police_20_par_20_défaut"><text:span text:style-name="T5">Toujours dans la même idée de progrès, les dernières décennies ont permis l’essor des nouvelles technologies appliquées dans toutes sortes de domaines. L’automobile n’est pas laissée de côté et </text:span></text:span><text:span text:style-name="T10"><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5">comme par exemple </text:span></text:span><text:span text:style-name="T5">la possibilité que les phares de votre voiture </text:span><text:span text:style-name="T6">s’allument dès que la luminosité extérieure est basse,</text:span><text:span text:style-name="T10"> aux systèmes multimédias embarqués qui permet</text:span><text:span text:style-name="Police_20_par_20_défaut"><text:span text:style-name="T5">tent</text:span></text:span><text:span text:style-name="T10"> de relier vos objets connectés à votre voiture. </text:span></text:p>
      <text:p text:style-name="P1"><text:span text:style-name="Police_20_par_20_défaut"><text:span text:style-name="T5">Nous constatons que la</text:span></text:span><text:span text:style-name="Police_20_par_20_défaut"><text:span text:style-name="T1"> </text:span></text:span><text:span text:style-name="T10">prochaine vague d’innovations technologiques pour les voitures va désormais se focaliser sur </text:span><text:span text:style-name="Police_20_par_20_défaut"><text:span text:style-name="T5">un tout autre</text:span></text:span><text:span text:style-name="T10">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6">de grands noms de l’automobile.</text:span></text:span></text:p>
      <text:p text:style-name="P1"><text:span text:style-name="T5">C’est dans </text:span><text:span text:style-name="Police_20_par_20_défaut"><text:span text:style-name="T5">l’</text:span></text:span><text:span text:style-name="T5">optique </text:span><text:span text:style-name="Police_20_par_20_défaut"><text:span text:style-name="T5">de participer à cette constante évolution</text:span></text:span><text:span text:style-name="T5"> que nous nous sommes intéressés </text:span><text:span text:style-name="Police_20_par_20_défaut"><text:span text:style-name="T5">à</text:span></text:span><text:span text:style-name="T10"> la voiture autonome. Tout d’abord nous nous sommes penchés sur son fonctionnement</text:span><text:span text:style-name="Police_20_par_20_défaut"><text:span text:style-name="T9">,</text:span></text:span><text:span text:style-name="T10"> </text:span><text:span text:style-name="Police_20_par_20_défaut"><text:span text:style-name="T5">car nous souhaitions </text:span></text:span><text:span text:style-name="T5">comprendre le principe d’une voiture qui serait capable de se déplacer </text:span><text:span text:style-name="Police_20_par_20_défaut"><text:span text:style-name="T5">seule</text:span></text:span><text:span text:style-name="T5">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17">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bookmark-start text:name="__RefHeading___Toc694_892203132"/><text:span text:style-name="T10">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15">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41">l’intervention</text:span> d'un conducteur.</text:p>
      <text:h text:style-name="Heading_20_3" text:outline-level="3"><text:bookmark-start text:name="__RefHeading___Toc738_892203132"/>Le principe<text:bookmark-end text:name="__RefHeading___Toc738_892203132"/></text:h>
      <text:p text:style-name="P16">Une voiture autonome ne l'est pas exclusivement. En règle générale, elle dispose d'un mode automatisé, complet ou partiel, qui peut être désactivé au cas où le conducteur désirerait reprendre le contrôle. Car <text:span text:style-name="T39">en effet, </text:span>qui dit véhicule autonome ne dit pas absence de conducteur. <text:span text:style-name="T41">B</text:span>ien au contraire, <text:span text:style-name="T41">c</text:span>elui-ci doit être présent derrière le volant pour agir en cas de dysfonctionnement.</text:p>
      <text:h text:style-name="P43" text:outline-level="3">Son fonctionnement.</text:h>
      <text:p text:style-name="P17">Il existe plusieurs type<text:span text:style-name="T41">s</text:span> <text:span text:style-name="T41">de voiture autonome </text:span>selon les constructeurs automobiles <text:span text:style-name="T39">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8">Les premiers pas de la voiture autonome ont été réalisés avec le stationnement semi-automatique il y a quelques années. C<text:span text:style-name="T41">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44" text:outline-level="3">Google Car</text:h>
      <text:p text:style-name="P20">En octobre 2010, Google annonce avoir conçu un système de pilotage automatique pour automobile aidé de radars, caméras vidéo et GPS, installé sur sept véhicules qui ont parcouru plus de 225 000 k<text:span text:style-name="T41">ilomètres</text:span> en Californie sans avoir provoqué d'accident. Google développe son propre véhicule à deux places. Présenté en 2014, il s'agit d'un véhicule électrique d'une autonomie <text:soft-page-break/>maximale de 130 k<text:span text:style-name="T41">ilomètres</text:span> et pouvant atteindre la vitesse de 40 km/h. <text:span text:style-name="T41">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sla</text:h>
      <text:p text:style-name="P21"><text:s/><text:span text:style-name="T41">Sur </text:span>les Tesla Model S commercialisées depuis octobre 2014, <text:span text:style-name="T41">a développé </text:span>l'<text:span text:style-name="T20">Autopilot.</text:span><text:span text:style-name="T10"> </text:span><text:span text:style-name="T11">C</text:span><text:span text:style-name="T22">’</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20">Autopilot</text:span>" permet de suivre le <text:span text:style-name="T41">flux</text:span> de la circulation en gérant l'accélérateur et le freinage, mais également de gérer la direction en maintenant la voiture dans sa voie de circulation. Il peut <text:span text:style-name="T41">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9">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4">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22">Le programme Autopilot de Tesla a réussi à anticiper un accident. Ce système a réagi plus vite que le conducteur, l’alertant et enclenchant le freinage. <text:span text:style-name="T42">H</text:span>eureusement, l’accident, spectaculaire, n’a fait que des blessés légers.</text:p>
      <text:p text:style-name="P22">Ce que veut mettre en place <text:span text:style-name="T20">Elon </text:span><text:span text:style-name="T23">MUSK</text:span>, l’un des cofondateurs de <text:span text:style-name="T20">Tesla Motor</text:span>, c'est une sorte de <text:span text:style-name="T42">fonctionnement</text:span> « Uber », mais sans chauffeur. Il n'est pas le seul à imaginer ça: <text:span text:style-name="T20">Uber </text:span><text:span text:style-name="T12">et</text:span> <text:span text:style-name="T20">Lyft</text:span> deux entreprises de voiture de transport avec chauffeur, ou encore Google ont également cette idée derrière la tête. Ils imaginent tous un monde où le coût d'un taxi sera tellement bon marché vu qu'il n'y aura pas de chauffeur à payer que beaucoup de personnes se déplaceront, dans des voitures sans conducteur.</text:p>
      <text:h text:style-name="Heading_20_1" text:outline-level="1"><text:bookmark-start text:name="__RefHeading___Toc664_892203132"/><text:soft-page-break/>Cahier des charge<text:span text:style-name="T26">s.</text:span><text:bookmark-end text:name="__RefHeading___Toc664_892203132"/></text:h>
      <text:h text:style-name="P33" text:outline-level="2"><text:bookmark-start text:name="__RefHeading___Toc666_892203132"/>Récupérer une image.<text:bookmark-end text:name="__RefHeading___Toc666_892203132"/></text:h>
      <text:p text:style-name="P23"><text:span text:style-name="T40">Avant de pouvoir construire une voiture nous devions élaborer un programme capable de récupérer une image. Cette image sera ensuite analysée par différentes techniques de traitement d’images qui existent, pour ensuite ressortir l’information nécessaire. Dans un premier temps, la source d’image provient d’une image enregistrée. À terme, cette image ne sera pas une image choisie mais une image qui sera directement prise en directe. Pour cela nous décidons d’équiper l</text:span>a voiture d’une caméra capable de prendre en photo la partie avant du véhicule <text:span text:style-name="T50">et de retransmettre les données de cette image au programme.</text:span></text:p>
      <text:h text:style-name="P33" text:outline-level="2"><text:bookmark-start text:name="__RefHeading___Toc704_892203132"/>Analyser les <text:span text:style-name="T48">images</text:span>.<text:bookmark-end text:name="__RefHeading___Toc704_892203132"/></text:h>
      <text:p text:style-name="P24">Il existe plusieurs technique d’analyse d’<text:span text:style-name="T48">image</text:span>, mais nous devions choisir laquelle <text:span text:style-name="T50">celle qui </text:span>serait la <text:span text:style-name="T50">plus</text:span> adapt<text:span text:style-name="T50">ée</text:span> pour analyser l’<text:span text:style-name="T48">image d’un panneau</text:span> et nous <text:span text:style-name="T50">rendre</text:span> l’information correcte. En effet, il fallait qu’on <text:span text:style-name="T41">puisse faire la distinction entre tous les différents types de panneaux de signalisation, les feux tricolore et les informations inscrites sur des panneaux comme par exemple les panneaux de limitation de vitesse.</text:span></text:p>
      <text:h text:style-name="P34" text:outline-level="2"><text:bookmark-start text:name="__RefHeading___Toc706_892203132"/>Comparer les <text:span text:style-name="T48">images</text:span>.<text:bookmark-end text:name="__RefHeading___Toc706_892203132"/></text:h>
      <text:p text:style-name="P26">Il fallait <text:span text:style-name="T50">ensuite </text:span>que l’analyse d’<text:span text:style-name="T48">image</text:span> <text:span text:style-name="T50">nous permette de </text:span>faire une comparaison d’<text:span text:style-name="T50">image recueillies</text:span> afin qu<text:span text:style-name="T50">e nous</text:span> puiss<text:span text:style-name="T50">ions</text:span> ensuite agir <text:span text:style-name="T50">sur </text:span>les paramètres. Le<text:span text:style-name="T48">s</text:span> <text:span text:style-name="T48">images</text:span> qu’i<text:span text:style-name="T50">l</text:span> fallait reconnaître <text:span text:style-name="T50">possèdent des formes comme</text:span> le carré, <text:span text:style-name="T48">l’</text:span>octogonale, ou <text:span text:style-name="T48">le </text:span>triangle. De ce fait, le programme créer deva<text:span text:style-name="T50">it</text:span> analyser <text:span text:style-name="T50">les panneaux puis en faire</text:span> une comparaison avec des panneaux qui <text:span text:style-name="T50">sont</text:span> stocké<text:span text:style-name="T50">s préalablement</text:span> dans une base de données afin <text:span text:style-name="T50">qu’au final,</text:span> l’information sur le panneau traité agisse sur la voiture.</text:p>
      <text:h text:style-name="P33" text:outline-level="2"><text:bookmark-start text:name="__RefHeading___Toc708_892203132"/>Agir sur les paramètres.<text:bookmark-end text:name="__RefHeading___Toc708_892203132"/></text:h>
      <text:p text:style-name="P25">Suite à ces phases de récupération, d’analyse et de comparaison nous traitons les données. <text:span text:style-name="T50">C</text:span>es données nous permett<text:span text:style-name="T50">ent</text:span> de <text:span text:style-name="T50">reconnaître et d’associer</text:span> le comportement que doit avoir le véhicule. <text:span text:style-name="T50">Ce dernier</text:span> recevant l’information agir<text:span text:style-name="T50">a</text:span> en conséquence. <text:span text:style-name="T50">Il</text:span> pourra <text:span text:style-name="T50">alors</text:span> effectuer une action <text:span text:style-name="T50">comme </text:span>le déclenchement d’un clignotant, <text:span text:style-name="T50">la régulation de</text:span> l’allure, <text:span text:style-name="T50">l’ajustement de la</text:span> direction voire même plusieurs <text:span text:style-name="T50">ces actions combinées</text:span>. </text:p>
      <text:h text:style-name="P37" text:outline-level="2"><text:soft-page-break/>Fonctionnement facultatif.</text:h>
      <text:p text:style-name="Text_20_body"><text:span text:style-name="T51">À notre niveau nous avions des fonctionnements qui n’étaient pas essentiels dans le cadre de l’élaboration de notre voiture : r</text:span>econnaître les priorités et <text:span text:style-name="T51">y</text:span> réagir <text:span text:style-name="T43">et éviter les obstacles inattendus comme par exemple un piéton traversant la route alors que le feu est rouge pour lui.</text:span></text:p>
      <text:h text:style-name="Heading_20_1" text:outline-level="1"><text:bookmark-start text:name="__RefHeading___Toc668_892203132"/><text:s/><text:span text:style-name="T29">T</text:span>ravail <text:span text:style-name="T35">antérieur effectué</text:span>.<text:bookmark-end text:name="__RefHeading___Toc668_892203132"/></text:h>
      <text:h text:style-name="P33" text:outline-level="2"><text:bookmark-start text:name="__RefHeading___Toc710_892203132"/><text:span text:style-name="T28">Les techniques possibles et envisagées.</text:span><text:bookmark-end text:name="__RefHeading___Toc710_892203132"/></text:h>
      <text:h text:style-name="P45" text:outline-level="3">Les filtres</text:h>
      <text:p text:style-name="P30">Ces filtres transforment l'image d'entrée en une image noire sauf aux points où un contour est détecté qui est marqué en blanc. <text:span text:style-name="T48">Ce qui va permettre une meilleure analyse des contours. Ils existent plusieurs type de filtre (Filtre dérivées premières, Filtre de Prewitt...) .</text:span></text:p>
      <text:h text:style-name="P46" text:outline-level="3"><text:span text:style-name="T49">Le </text:span><text:span text:style-name="T24">machine learning.</text:span></text:h>
      <text:p text:style-name="P7"><text:span text:style-name="T13">Le </text:span><text:span text:style-name="T24">machine learning </text:span><text:span text:style-name="T13">ou apprentissage automatique est </text:span><text:span text:style-name="T38">apparu surtout après l’arrivé en masse du </text:span><text:span text:style-name="T21">Big</text:span><text:span text:style-name="T38"> </text:span><text:span text:style-name="T21">Data </text:span><text:span text:style-name="T13">pas ré</text:span></text:p>
      <text:p text:style-name="P30"/>
      <text:h text:style-name="P35" text:outline-level="2"><text:bookmark-start text:name="__RefHeading___Toc712_892203132"/><text:span text:style-name="T27">Commande de matériels.</text:span><text:bookmark-end text:name="__RefHeading___Toc712_892203132"/></text:h>
      <text:h text:style-name="P33" text:outline-level="2"><text:bookmark-start text:name="__RefHeading___Toc714_892203132"/>Choix de la librairie.<text:bookmark-end text:name="__RefHeading___Toc714_892203132"/></text:h>
      <text:p text:style-name="P27">Nous avons effectué plusieurs recherchent sur le domaine du traitement d’information, mais plus particulièrement celui de l’image. Pour cela nous <text:span text:style-name="T44">nous </text:span>sommes penché<text:span text:style-name="T44">s</text:span> sur la librairie de OpenCv <text:span text:style-name="T44">mais également sur l’API de Google. Cependant l’API de Google a été vite abandonné au vu qu’il fallait avoir un compte chez eux. Du coup nous nous sommes concentrés sur la librairie d’OpenCv.</text:span></text:p>
      <text:h text:style-name="Heading_20_2" text:outline-level="2"><text:bookmark-start text:name="__RefHeading___Toc716_892203132"/>Mise en place d’une base de donnée<text:span text:style-name="T27">s.</text:span><text:bookmark-end text:name="__RefHeading___Toc716_892203132"/></text:h>
      <text:h text:style-name="P2" text:outline-level="1"><text:bookmark-start text:name="__RefHeading___Toc309_892203132"/><text:span text:style-name="T19">Les techniques de t</text:span>raitement d’image.<text:bookmark-end text:name="__RefHeading___Toc309_892203132"/></text:h>
      <text:h text:style-name="P5" text:outline-level="1"><text:bookmark-start text:name="__RefHeading___Toc718_89220313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text:span text:style-name="T36">nous allons vous présenter deux techniques qui nous ont attirés et sur lesquels nous avons travaillé pour élaborer notre voiture autonome</text:span>.<text:bookmark-end text:name="__RefHeading___Toc718_892203132"/></text:h>
      <text:h text:style-name="P36" text:outline-level="2"><text:bookmark-start text:name="__RefHeading___Toc720_892203132"/><text:soft-page-break/><text:span text:style-name="T14">Google </text:span><text:span text:style-name="T15">Cloud </text:span><text:span text:style-name="T14">Vision.</text:span><text:bookmark-end text:name="__RefHeading___Toc720_892203132"/></text:h>
      <text:h text:style-name="P8" text:outline-level="1"><text:bookmark-start text:name="__RefHeading___Toc722_892203132"/><text:span text:style-name="T31">C’est une </text:span><text:span text:style-name="T32">nouvelle </text:span><text:span text:style-name="T31">api </text:span><text:span text:style-name="T32">de Google </text:span><text:span text:style-name="T33">qui va nous permettre d’intégrer l’analyse d’image à notre projet. Google Cloud Vision s’appuie sur le </text:span><text:span text:style-name="T25">machine</text:span><text:span text:style-name="T33"> </text:span><text:span text:style-name="T25">learning</text:span><text:span text:style-name="T33"> et permet également la reconnaissance faciale</text:span><text:span text:style-name="T30">.</text:span><text:bookmark-end text:name="__RefHeading___Toc722_892203132"/></text:h>
      <text:h text:style-name="Heading_20_3" text:outline-level="3"><text:bookmark-start text:name="__RefHeading___Toc724_892203132"/>Qu’est ce qu’une API ?<text:bookmark-end text:name="__RefHeading___Toc724_892203132"/></text:h>
      <text:p text:style-name="P12">API est <text:span text:style-name="T34">l’</text:span>acronyme pour <text:span text:style-name="T20">Application Programming Interface</text:span>, on traduit en français par Interface de Programmation Applicative. L'API peut <text:span text:style-name="T36">se</text:span> résum<text:span text:style-name="T36">er</text:span> à une solution informatique permet<text:span text:style-name="T36">ant</text:span> à des applications de communiquer entre elles et de s'échanger mutuellement des services. Il s'agit d'<text:span text:style-name="T37">un regroupement de plusieurs codes prêt à l'emploie et dans lequel on va piocher. Ce regroupement de codes va faciliter</text:span> l'accès aux services d'une application.</text:p>
      <text:p text:style-name="P11">Dans le domaine d'Internet, l'API <text:span text:style-name="T36">va </text:span>permet<text:span text:style-name="T36">tre</text:span> aux développeurs de pouvoir utiliser un programme sans avoir à se soucier du fonctionnement complexe d'une application. Les API peuvent par exemple être utilisées pour déclencher des campagnes publicitaires d'<text:span text:style-name="T20">e-mailing</text:span> de façon automatique sans avoir à passer par la compréhension d'une telle application. On les retrouve aujourd'hui dans de nombreux logiciels, en particulier dans les systèmes d'exploitation, les serveurs d'applications, dans le monde du graphisme</text:p>
      <text:h text:style-name="P41" text:outline-level="3"><text:bookmark-start text:name="__RefHeading___Toc726_892203132"/><text:span text:style-name="T34">Son fonctionnement</text:span>.<text:bookmark-end text:name="__RefHeading___Toc726_892203132"/></text:h>
      <text:p text:style-name="P13"><text:span text:style-name="T16">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bookmark-start text:name="__RefHeading___Toc728_892203132"/><text:span text:style-name="T16">L</text:span><text:span text:style-name="T14">es avantages et inconvénients.</text:span><text:bookmark-end text:name="__RefHeading___Toc728_892203132"/></text:h>
      <text:p text:style-name="P14"><text:span text:style-name="T14">L’avantage de cette Api c’est que c’est Google, en effet </text:span></text:p>
      <text:h text:style-name="P32"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h text:style-name="P42" text:outline-level="3"><text:bookmark-start text:name="__RefHeading___Toc732_892203132"/>Les avantages.<text:bookmark-end text:name="__RefHeading___Toc732_892203132"/></text:h>
      <text:h text:style-name="Heading_20_3" text:outline-level="3"><text:bookmark-start text:name="__RefHeading___Toc734_892203132"/>Les inconvénients<text:bookmark-end text:name="__RefHeading___Toc734_892203132"/></text:h>
      <text:h text:style-name="P3" text:outline-level="1"><text:bookmark-start text:name="__RefHeading___Toc736_892203132"/>Bilan.<text:bookmark-end text:name="__RefHeading___Toc736_892203132"/></text:h>
      <text:h text:style-name="Heading_20_2" text:outline-level="2">Bilan <text:span text:style-name="T51">du</text:span> <text:span text:style-name="T44">projet.</text:span></text:h>
      <text:p text:style-name="P31">L’évolution du projet est mitigé<text:span text:style-name="T51">e</text:span>. <text:span text:style-name="T51">Nous </text:span>n’avons pas eu la possibil<text:span text:style-name="T45">i</text:span>té d’avoir le matériel nécessaire <text:span text:style-name="T51">et de ce fait</text:span>, le projet n’a pu aboutir. Cependant l’application développée remplie <text:span text:style-name="T51">en partie </text:span>les exigences du cahier des charges. En effet, <text:span text:style-name="T51">nous pouvons </text:span>récupérer une image, l’analyser et <text:span text:style-name="T51">la</text:span> comparer mais il n’y a pas d’interaction <text:span text:style-name="T51">avec</text:span> le véhicule ou le programme. <text:s/><text:span text:style-name="T46">De plus, il faudrait améliorer l’analyse et le traitement d’image. Car le résultat est biaisé dès lors que la qualité de l’image n’est pas correcte, </text:span><text:span text:style-name="Police_20_par_20_défaut"><text:span text:style-name="T8">et cela nous empêche de retirer des informations.</text:span></text:span></text:p>
      <text:p text:style-name="P29"><text:span text:style-name="T46">Par contre le point positif de notre programme c’est qu’il est capable de lire le contenu des panneaux même si celui-ci contient du texte. Les informations sont récupérées et utilisables. Il ne reste plus qu’à l’améliorer et de l’implanter dans un véhicule afin de pouvoir voir son comportement réel.</text:span></text:p>
      <text:h text:style-name="Heading_20_2" text:outline-level="2">Bilan humain.</text:h>
      <text:p text:style-name="P28"><text:span text:style-name="T46">Le fait de travailler en groupe nous </text:span>a permis de découvrir le<text:span text:style-name="T46">s avantages et les inconvénients du travail d’équipe. Nous avons pu nous partager les tâches. L’ambiance était très conviviale</text:span>, l’entraide au sein d<text:span text:style-name="T46">u groupe</text:span> et le soutien moral <text:span text:style-name="T46">ont permis de nous soutenir à chaque difficulté rencontrée</text:span>. Tou<text:span text:style-name="T51">t</text:span> cela <text:span text:style-name="T51">nous a</text:span> permis d’effectuer un tour d’horizon du métier de développeur.</text:p>
      <text:h text:style-name="Heading_20_2" text:outline-level="2">Bilan pédagogique</text:h>
      <text:p text:style-name="P28">Durant <text:span text:style-name="T46">ce projet</text:span> <text:span text:style-name="T46">nous avons fait directement </text:span>face à des nouvelles technologies que <text:span text:style-name="T51">nous n’avions</text:span> pas eu la chance de voir avant, comme le <text:span text:style-name="T47">traitement d’image</text:span> ou l’<text:span text:style-name="T47">utilisation d’API</text:span>. Ce<text:span text:style-name="T51">la</text:span> <text:s/><text:span text:style-name="T47">nous </text:span>a <text:span text:style-name="T51">incité</text:span> à lire et à consulter plusieurs cours et tutoriels sur internet.</text:p>
      <text:p text:style-name="P28">L’approfondissement de <text:span text:style-name="T47">no</text:span>s connaissances n’est pas le seul acquis de ce <text:span text:style-name="T51">projet</text:span>. En effet la méthodologie de conduite de projet en <text:span text:style-name="T47">groupe</text:span> a été une réelle découverte et elle a changé <text:span text:style-name="T47">nos</text:span> façon de travailler.</text:p>
      <text:p text:style-name="P28">Le fait de prendre part <text:span text:style-name="T51">à</text:span> un projet concret et nécessaire à un tiers, renforce le sens de l’analyse et de <text:span text:style-name="T51">la </text:span>responsabilité pour répondre et satisfaire un cahier des charges et un besoin défini.</text:p>
      <text:h text:style-name="P5" text:outline-level="1"><text:soft-page-break/></text:h>
      <text:h text:style-name="P5" text:outline-level="1"/>
      <text:h text:style-name="P5" text:outline-level="1"/>
      <text:p text:style-name="P40">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02:54:58.704520694</dc:date>
    <meta:editing-cycles>36</meta:editing-cycles>
    <meta:editing-duration>PT4H12M48S</meta:editing-duration>
    <meta:document-statistic meta:table-count="0" meta:image-count="0" meta:object-count="0" meta:page-count="11" meta:paragraph-count="74" meta:word-count="2405" meta:character-count="15294" meta:non-whitespace-character-count="12984"/>
    <meta:template xlink:type="simple" xlink:actuate="onRequest" xlink:title="" xlink:href="../../rapport.odt/Normal.dotm"/>
  </office:meta>
</office:document-meta>
</file>